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2" style:family="paragraph" style:parent-style-name="Preformatted_20_Text">
      <style:text-properties fo:color="#000000"/>
    </style:style>
    <style:style style:name="P3" style:family="paragraph" style:parent-style-name="Preformatted_20_Text">
      <style:text-properties fo:color="#000000" style:font-name="DejaVu Sans Mono" fo:font-size="9pt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 fo:font-size="9pt" fo:font-weight="bold"/>
    </style:style>
    <style:style style:name="T4" style:family="text">
      <style:text-properties style:font-name="DejaVu Sans Mono" fo:font-size="9pt"/>
    </style:style>
    <style:style style:name="T5" style:family="text">
      <style:text-properties style:font-name="DejaVu Sans Mono" fo:font-size="9pt" fo:font-style="italic"/>
    </style:style>
    <style:style style:name="T6" style:family="text">
      <style:text-properties fo:color="#660e7a" style:font-name="DejaVu Sans Mono" fo:font-size="9pt" fo:font-weight="bold"/>
    </style:style>
    <style:style style:name="T7" style:family="text">
      <style:text-properties fo:color="#660e7a" style:font-name="DejaVu Sans Mono" fo:font-size="9pt" fo:font-style="italic" fo:font-weight="bold"/>
    </style:style>
    <style:style style:name="T8" style:family="text">
      <style:text-properties fo:color="#808000"/>
    </style:style>
    <style:style style:name="T9" style:family="text">
      <style:text-properties fo:color="#808000" style:font-name="DejaVu Sans Mono" fo:font-size="9pt"/>
    </style:style>
    <style:style style:name="T10" style:family="text">
      <style:text-properties fo:color="#0000ff" style:font-name="DejaVu Sans Mono" fo:font-size="9pt"/>
    </style:style>
    <style:style style:name="T11" style:family="text">
      <style:text-properties fo:color="#008000" style:font-name="DejaVu Sans Mono" fo:font-size="9pt" fo:font-weight="bold"/>
    </style:style>
    <style:style style:name="T12" style:family="text">
      <style:text-properties fo:color="#808080"/>
    </style:style>
    <style:style style:name="T13" style:family="text">
      <style:text-properties fo:color="#808080" style:font-name="DejaVu Sans Mono" fo:font-size="9pt"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public class </text:span>MainActivity <text:span text:style-name="T2">extends </text:span>AppCompatActivity {</text:p>
      <text:p text:style-name="P2"><text:s text:c="4"/><text:span text:style-name="T3">public </text:span><text:span text:style-name="T4">TextView </text:span><text:span text:style-name="T6">textView</text:span><text:span text:style-name="T4">;</text:span></text:p>
      <text:p text:style-name="P2"><text:s text:c="4"/><text:span text:style-name="T3">double </text:span><text:span text:style-name="T6">calc</text:span><text:span text:style-name="T4">;</text:span></text:p>
      <text:p text:style-name="P2"><text:s text:c="4"/><text:span text:style-name="T9">@Override</text:span></text:p>
      <text:p text:style-name="P2"><text:span text:style-name="T8"><text:s text:c="4"/></text:span><text:span text:style-name="T3">protected void </text:span><text:span text:style-name="T4">onCreate(Bundle savedInstanceState) {</text:span></text:p>
      <text:p text:style-name="P2"><text:s text:c="8"/><text:span text:style-name="T3">super</text:span><text:span text:style-name="T4">.onCreate(savedInstanceState);</text:span></text:p>
      <text:p text:style-name="P2"><text:s text:c="8"/><text:span text:style-name="T4">setContentView(R.layout.</text:span><text:span text:style-name="T7">activity_main</text:span><text:span text:style-name="T4">);</text:span></text:p>
      <text:p text:style-name="P2"><text:s text:c="8"/><text:span text:style-name="T4">Toolbar toolbar = (Toolbar) findViewById(R.id.</text:span><text:span text:style-name="T7">toolbar</text:span><text:span text:style-name="T4">);</text:span></text:p>
      <text:p text:style-name="P2"><text:s text:c="8"/><text:span text:style-name="T4">setSupportActionBar(toolbar);</text:span></text:p>
      <text:p text:style-name="P2"><text:s text:c="8"/><text:span text:style-name="T6">calc</text:span><text:span text:style-name="T4">=</text:span><text:span text:style-name="T10">0</text:span><text:span text:style-name="T4">;</text:span></text:p>
      <text:p text:style-name="P2"><text:s text:c="8"/><text:span text:style-name="T6">textView </text:span><text:span text:style-name="T4">= (TextView) findViewById(R.id.</text:span><text:span text:style-name="T7">textView</text:span><text:span text:style-name="T4">);</text:span></text:p>
      <text:p text:style-name="P2"><text:s text:c="8"/><text:span text:style-name="T4">FloatingActionButton fab = (FloatingActionButton) findViewById(R.id.</text:span><text:span text:style-name="T7">fab</text:span><text:span text:style-name="T4">);</text:span></text:p>
      <text:p text:style-name="P2"><text:s text:c="8"/><text:span text:style-name="T4">fab.setOnClickListener(</text:span><text:span text:style-name="T3">new </text:span><text:span text:style-name="T4">View.OnClickListener() {</text:span></text:p>
      <text:p text:style-name="P2"><text:s text:c="12"/><text:span text:style-name="T9">@Override</text:span></text:p>
      <text:p text:style-name="P2"><text:span text:style-name="T8"><text:s text:c="12"/></text:span><text:span text:style-name="T3">public void </text:span><text:span text:style-name="T4">onClick(View view) {</text:span></text:p>
      <text:p text:style-name="P2"><text:s text:c="16"/><text:span text:style-name="T4">Snackbar.</text:span><text:span text:style-name="T5">make</text:span><text:span text:style-name="T4">(view, </text:span><text:span text:style-name="T11">"Replace with your own action"</text:span><text:span text:style-name="T4">, Snackbar.</text:span><text:span text:style-name="T7">LENGTH_LONG</text:span><text:span text:style-name="T4">)</text:span></text:p>
      <text:p text:style-name="P2"><text:s text:c="24"/><text:span text:style-name="T4">.setAction(</text:span><text:span text:style-name="T11">"Action"</text:span><text:span text:style-name="T4">, </text:span><text:span text:style-name="T3">null</text:span><text:span text:style-name="T4">).show();</text:span></text:p>
      <text:p text:style-name="P2"><text:s text:c="12"/><text:span text:style-name="T4">}</text:span></text:p>
      <text:p text:style-name="P2"><text:s text:c="8"/><text:span text:style-name="T4">});</text:span></text:p>
      <text:p text:style-name="P2"><text:s text:c="4"/><text:span text:style-name="T4">}</text:span></text:p>
      <text:p text:style-name="P2"><text:s text:c="4"/><text:span text:style-name="T4">ArrayList&lt;String&gt; </text:span><text:span text:style-name="T6">arrayList </text:span><text:span text:style-name="T4">=</text:span><text:span text:style-name="T3">new </text:span><text:span text:style-name="T4">ArrayList&lt;String&gt;();</text:span></text:p>
      <text:p text:style-name="P2"><text:s text:c="4"/><text:span text:style-name="T4">String </text:span><text:span text:style-name="T6">string</text:span><text:span text:style-name="T4">= </text:span><text:span text:style-name="T11">""</text:span><text:span text:style-name="T4">;</text:span></text:p>
      <text:p text:style-name="P2"><text:s text:c="4"/><text:span text:style-name="T4">String </text:span><text:span text:style-name="T6">string1</text:span><text:span text:style-name="T4">= </text:span><text:span text:style-name="T11">""</text:span><text:span text:style-name="T4">;</text:span></text:p>
      <text:p text:style-name="P2"><text:s text:c="4"/><text:span text:style-name="T13">//this function accepts the equation and sorts it</text:span></text:p>
      <text:p text:style-name="P2"><text:span text:style-name="T12"><text:s text:c="4"/></text:span><text:span text:style-name="T3">public void </text:span><text:span text:style-name="T4">onClick1(View v)</text:span></text:p>
      <text:p text:style-name="P2"><text:s text:c="4"/><text:span text:style-name="T4">{</text:span></text:p>
      <text:p text:style-name="P2"><text:s text:c="8"/><text:span text:style-name="T4">TextView textView2= (TextView) findViewById(R.id.</text:span><text:span text:style-name="T7">textView2</text:span><text:span text:style-name="T4">);</text:span></text:p>
      <text:p text:style-name="P2"><text:s text:c="8"/><text:span text:style-name="T4">Button button = (Button) v;</text:span></text:p>
      <text:p text:style-name="P2"><text:s text:c="8"/><text:span text:style-name="T6">string</text:span><text:span text:style-name="T4">= (String) button.getText().toString();</text:span></text:p>
      <text:p text:style-name="P2"><text:s text:c="8"/><text:span text:style-name="T3">if </text:span><text:span text:style-name="T4">( !</text:span><text:span text:style-name="T6">string</text:span><text:span text:style-name="T4">.contains(</text:span><text:span text:style-name="T11">"+"</text:span><text:span text:style-name="T4">) &amp;&amp; !</text:span><text:span text:style-name="T6">string</text:span><text:span text:style-name="T4">.contains(</text:span><text:span text:style-name="T11">"-"</text:span><text:span text:style-name="T4">) &amp;&amp; !</text:span><text:span text:style-name="T6">string</text:span><text:span text:style-name="T4">.contains(</text:span><text:span text:style-name="T11">"*"</text:span><text:span text:style-name="T4">) &amp;&amp; !</text:span><text:span text:style-name="T6">string</text:span><text:span text:style-name="T4">.contains(</text:span><text:span text:style-name="T11">"/"</text:span><text:span text:style-name="T4">))</text:span></text:p>
      <text:p text:style-name="P2"><text:s text:c="8"/><text:span text:style-name="T4">{</text:span></text:p>
      <text:p text:style-name="P2"><text:s text:c="12"/><text:span text:style-name="T6">string1</text:span><text:span text:style-name="T4">= </text:span><text:span text:style-name="T6">string1</text:span><text:span text:style-name="T4">+ </text:span><text:span text:style-name="T6">string</text:span><text:span text:style-name="T4">;</text:span></text:p>
      <text:p text:style-name="P2"><text:s text:c="12"/><text:span text:style-name="T3">if</text:span><text:span text:style-name="T4">(</text:span><text:span text:style-name="T6">arrayList</text:span><text:span text:style-name="T4">.size()&gt;</text:span><text:span text:style-name="T10">0</text:span><text:span text:style-name="T4">)</text:span></text:p>
      <text:p text:style-name="P2"><text:s text:c="12"/><text:span text:style-name="T4">{</text:span></text:p>
      <text:p text:style-name="P2"><text:s text:c="16"/><text:span text:style-name="T6">arrayList</text:span><text:span text:style-name="T4">.remove(</text:span><text:span text:style-name="T6">arrayList</text:span><text:span text:style-name="T4">.size()-</text:span><text:span text:style-name="T10">1</text:span><text:span text:style-name="T4">);</text:span></text:p>
      <text:p text:style-name="P2"><text:s text:c="12"/><text:span text:style-name="T4">}</text:span></text:p>
      <text:p text:style-name="P2"><text:s text:c="12"/><text:span text:style-name="T6">arrayList</text:span><text:span text:style-name="T4">.add(</text:span><text:span text:style-name="T6">string1</text:span><text:span text:style-name="T4">);</text:span></text:p>
      <text:p text:style-name="P2"><text:s text:c="8"/><text:span text:style-name="T4">}</text:span></text:p>
      <text:p text:style-name="P2"><text:s text:c="8"/><text:span text:style-name="T3">else</text:span></text:p>
      <text:p text:style-name="P2"><text:span text:style-name="T1"><text:s text:c="8"/></text:span><text:span text:style-name="T4">{</text:span></text:p>
      <text:p text:style-name="P2"><text:s text:c="12"/><text:span text:style-name="T6">arrayList</text:span><text:span text:style-name="T4">.add(</text:span><text:span text:style-name="T6">string</text:span><text:span text:style-name="T4">);</text:span></text:p>
      <text:p text:style-name="P2"><text:s text:c="12"/><text:span text:style-name="T6">arrayList</text:span><text:span text:style-name="T4">.add(</text:span><text:span text:style-name="T6">string</text:span><text:span text:style-name="T4">);</text:span></text:p>
      <text:p text:style-name="P2"><text:s text:c="12"/><text:span text:style-name="T6">string1</text:span><text:span text:style-name="T4">=</text:span><text:span text:style-name="T11">""</text:span><text:span text:style-name="T4">;</text:span></text:p>
      <text:p text:style-name="P2"><text:s text:c="8"/><text:span text:style-name="T4">}</text:span></text:p>
      <text:p text:style-name="P2"><text:s text:c="8"/><text:span text:style-name="T4">textView2.setText(textView2.getText().toString()+ </text:span><text:span text:style-name="T6">string</text:span><text:span text:style-name="T4">);</text:span></text:p>
      <text:p text:style-name="P2"><text:s text:c="8"/><text:span text:style-name="T13">//textView2.setText(arrayList.toString());</text:span></text:p>
      <text:p text:style-name="P2"><text:span text:style-name="T12"><text:s text:c="4"/></text:span><text:span text:style-name="T4">}</text:span></text:p>
      <text:p text:style-name="P2"><text:s text:c="4"/><text:span text:style-name="T13">//this function performs the actual calculation</text:span></text:p>
      <text:p text:style-name="P2"><text:span text:style-name="T12"><text:s text:c="4"/></text:span><text:span text:style-name="T3">public void </text:span><text:span text:style-name="T4">onClick (View v)</text:span></text:p>
      <text:p text:style-name="P2"><text:s text:c="4"/><text:span text:style-name="T4">{</text:span></text:p>
      <text:p text:style-name="P2"><text:s text:c="8"/><text:span text:style-name="T13">//int calc=0;</text:span></text:p>
      <text:p text:style-name="P2"><text:span text:style-name="T12"><text:s text:c="8"/></text:span><text:span text:style-name="T3">int </text:span><text:span text:style-name="T4">c= </text:span><text:span text:style-name="T6">arrayList</text:span><text:span text:style-name="T4">.size();</text:span></text:p>
      <text:p text:style-name="P2"><text:s text:c="8"/><text:span text:style-name="T3">while</text:span><text:span text:style-name="T4">(c!=</text:span><text:span text:style-name="T10">1</text:span><text:span text:style-name="T4">)</text:span></text:p>
      <text:p text:style-name="P2"><text:s text:c="8"/><text:span text:style-name="T4">{</text:span></text:p>
      <text:p text:style-name="P2"><text:s text:c="12"/><text:span text:style-name="T3">if </text:span><text:span text:style-name="T4">(c&gt;</text:span><text:span text:style-name="T10">3</text:span><text:span text:style-name="T4">)</text:span></text:p>
      <text:p text:style-name="P2"><text:s text:c="12"/><text:span text:style-name="T4">{</text:span></text:p>
      <text:p text:style-name="P2"><text:s text:c="16"/><text:span text:style-name="T3">if</text:span><text:span text:style-name="T4">(</text:span><text:span text:style-name="T6">arrayList</text:span><text:span text:style-name="T4">.get(</text:span><text:span text:style-name="T10">3</text:span><text:span text:style-name="T4">).contains(</text:span><text:span text:style-name="T11">"*"</text:span><text:span text:style-name="T4">)||</text:span><text:span text:style-name="T6">arrayList</text:span><text:span text:style-name="T4">.get(</text:span><text:span text:style-name="T10">3</text:span><text:span text:style-name="T4">).contains(</text:span><text:span text:style-name="T11">"/"</text:span><text:span text:style-name="T4">))</text:span></text:p>
      <text:p text:style-name="P2"><text:s text:c="16"/><text:span text:style-name="T4">{</text:span></text:p>
      <text:p text:style-name="P2"><text:s text:c="20"/><text:span text:style-name="T3">if</text:span><text:span text:style-name="T4">(</text:span><text:span text:style-name="T6">arrayList</text:span><text:span text:style-name="T4">.get(</text:span><text:span text:style-name="T10">3</text:span><text:span text:style-name="T4">).contains(</text:span><text:span text:style-name="T11">"*"</text:span><text:span text:style-name="T4">)){ </text:span><text:span text:style-name="T6">calc</text:span><text:span text:style-name="T4">= Double.</text:span><text:span text:style-name="T5">parseDouble</text:span><text:span text:style-name="T4">(</text:span><text:span text:style-name="T6">arrayList</text:span><text:span text:style-name="T4">.get(</text:span><text:span text:style-name="T10">2</text:span><text:span text:style-name="T4">)) * Double.</text:span><text:span text:style-name="T5">parseDouble</text:span><text:span text:style-name="T4">(</text:span><text:span text:style-name="T6">arrayList</text:span><text:span text:style-name="T4">.get(</text:span><text:span text:style-name="T10">4</text:span><text:span text:style-name="T4">));}</text:span></text:p>
      <text:p text:style-name="P2"><text:s text:c="20"/><text:span text:style-name="T3">if</text:span><text:span text:style-name="T4">(</text:span><text:span text:style-name="T6">arrayList</text:span><text:span text:style-name="T4">.get(</text:span><text:span text:style-name="T10">3</text:span><text:span text:style-name="T4">).contains(</text:span><text:span text:style-name="T11">"/"</text:span><text:span text:style-name="T4">)){ </text:span><text:span text:style-name="T6">calc</text:span><text:span text:style-name="T4">= Double.</text:span><text:span text:style-name="T5">parseDouble</text:span><text:span text:style-name="T4">(</text:span><text:span text:style-name="T6">arrayList</text:span><text:span text:style-name="T4">.get(</text:span><text:span text:style-name="T10">2</text:span><text:span text:style-name="T4">)) / Double.</text:span><text:span text:style-name="T5">parseDouble</text:span><text:span text:style-name="T4">(</text:span><text:span text:style-name="T6">arrayList</text:span><text:span text:style-name="T4">.get(</text:span><text:span text:style-name="T10">4</text:span><text:span text:style-name="T4">));}</text:span></text:p>
      <text:p text:style-name="P2"><text:soft-page-break/><text:s text:c="20"/><text:span text:style-name="T6">arrayList</text:span><text:span text:style-name="T4">.remove(</text:span><text:span text:style-name="T10">2</text:span><text:span text:style-name="T4">);</text:span></text:p>
      <text:p text:style-name="P2"><text:s text:c="20"/><text:span text:style-name="T6">arrayList</text:span><text:span text:style-name="T4">.remove(</text:span><text:span text:style-name="T10">2</text:span><text:span text:style-name="T4">);</text:span></text:p>
      <text:p text:style-name="P2"><text:s text:c="20"/><text:span text:style-name="T6">arrayList</text:span><text:span text:style-name="T4">.remove(</text:span><text:span text:style-name="T10">2</text:span><text:span text:style-name="T4">);</text:span></text:p>
      <text:p text:style-name="P2"><text:s text:c="20"/><text:span text:style-name="T6">arrayList</text:span><text:span text:style-name="T4">.add(</text:span><text:span text:style-name="T10">2</text:span><text:span text:style-name="T4">, Double.</text:span><text:span text:style-name="T5">toString</text:span><text:span text:style-name="T4">(</text:span><text:span text:style-name="T6">calc</text:span><text:span text:style-name="T4">));</text:span></text:p>
      <text:p text:style-name="P2"><text:s text:c="20"/><text:span text:style-name="T4">c=</text:span><text:span text:style-name="T6">arrayList</text:span><text:span text:style-name="T4">.size();</text:span></text:p>
      <text:p text:style-name="P2"><text:s text:c="16"/><text:span text:style-name="T4">}</text:span></text:p>
      <text:p text:style-name="P2"><text:s text:c="16"/><text:span text:style-name="T3">else</text:span></text:p>
      <text:p text:style-name="P2"><text:span text:style-name="T1"><text:s text:c="16"/></text:span><text:span text:style-name="T4">{</text:span></text:p>
      <text:p text:style-name="P2"><text:s text:c="20"/><text:span text:style-name="T3">if </text:span><text:span text:style-name="T4">(</text:span><text:span text:style-name="T6">arrayList</text:span><text:span text:style-name="T4">.get(</text:span><text:span text:style-name="T10">1</text:span><text:span text:style-name="T4">).contains(</text:span><text:span text:style-name="T11">"+"</text:span><text:span text:style-name="T4">)){</text:span><text:span text:style-name="T6">calc</text:span><text:span text:style-name="T4">= Double.</text:span><text:span text:style-name="T5">parseDouble</text:span><text:span text:style-name="T4">(</text:span><text:span text:style-name="T6">arrayList</text:span><text:span text:style-name="T4">.get(</text:span><text:span text:style-name="T10">0</text:span><text:span text:style-name="T4">)) +Double.</text:span><text:span text:style-name="T5">parseDouble</text:span><text:span text:style-name="T4">(</text:span><text:span text:style-name="T6">arrayList</text:span><text:span text:style-name="T4">.get(</text:span><text:span text:style-name="T10">2</text:span><text:span text:style-name="T4">));}</text:span></text:p>
      <text:p text:style-name="P2"><text:s text:c="20"/><text:span text:style-name="T3">if </text:span><text:span text:style-name="T4">(</text:span><text:span text:style-name="T6">arrayList</text:span><text:span text:style-name="T4">.get(</text:span><text:span text:style-name="T10">1</text:span><text:span text:style-name="T4">).contains(</text:span><text:span text:style-name="T11">"-"</text:span><text:span text:style-name="T4">)){</text:span><text:span text:style-name="T6">calc</text:span><text:span text:style-name="T4">= Double.</text:span><text:span text:style-name="T5">parseDouble</text:span><text:span text:style-name="T4">(</text:span><text:span text:style-name="T6">arrayList</text:span><text:span text:style-name="T4">.get(</text:span><text:span text:style-name="T10">0</text:span><text:span text:style-name="T4">)) - Double.</text:span><text:span text:style-name="T5">parseDouble</text:span><text:span text:style-name="T4">(</text:span><text:span text:style-name="T6">arrayList</text:span><text:span text:style-name="T4">.get(</text:span><text:span text:style-name="T10">2</text:span><text:span text:style-name="T4">));}</text:span></text:p>
      <text:p text:style-name="P2"><text:s text:c="20"/><text:span text:style-name="T3">if </text:span><text:span text:style-name="T4">(</text:span><text:span text:style-name="T6">arrayList</text:span><text:span text:style-name="T4">.get(</text:span><text:span text:style-name="T10">1</text:span><text:span text:style-name="T4">).contains(</text:span><text:span text:style-name="T11">"*"</text:span><text:span text:style-name="T4">)){</text:span><text:span text:style-name="T6">calc</text:span><text:span text:style-name="T4">= Double.</text:span><text:span text:style-name="T5">parseDouble</text:span><text:span text:style-name="T4">(</text:span><text:span text:style-name="T6">arrayList</text:span><text:span text:style-name="T4">.get(</text:span><text:span text:style-name="T10">0</text:span><text:span text:style-name="T4">)) * Double.</text:span><text:span text:style-name="T5">parseDouble</text:span><text:span text:style-name="T4">(</text:span><text:span text:style-name="T6">arrayList</text:span><text:span text:style-name="T4">.get(</text:span><text:span text:style-name="T10">2</text:span><text:span text:style-name="T4">));}</text:span></text:p>
      <text:p text:style-name="P2"><text:s text:c="20"/><text:span text:style-name="T3">if </text:span><text:span text:style-name="T4">(</text:span><text:span text:style-name="T6">arrayList</text:span><text:span text:style-name="T4">.get(</text:span><text:span text:style-name="T10">1</text:span><text:span text:style-name="T4">).contains(</text:span><text:span text:style-name="T11">"/"</text:span><text:span text:style-name="T4">)){</text:span><text:span text:style-name="T6">calc</text:span><text:span text:style-name="T4">= Double.</text:span><text:span text:style-name="T5">parseDouble</text:span><text:span text:style-name="T4">(</text:span><text:span text:style-name="T6">arrayList</text:span><text:span text:style-name="T4">.get(</text:span><text:span text:style-name="T10">0</text:span><text:span text:style-name="T4">)) / Double.</text:span><text:span text:style-name="T5">parseDouble</text:span><text:span text:style-name="T4">(</text:span><text:span text:style-name="T6">arrayList</text:span><text:span text:style-name="T4">.get(</text:span><text:span text:style-name="T10">2</text:span><text:span text:style-name="T4">));}</text:span></text:p>
      <text:p text:style-name="P2"><text:s text:c="20"/><text:span text:style-name="T6">arrayList</text:span><text:span text:style-name="T4">.remove(</text:span><text:span text:style-name="T10">0</text:span><text:span text:style-name="T4">);</text:span></text:p>
      <text:p text:style-name="P2"><text:s text:c="20"/><text:span text:style-name="T6">arrayList</text:span><text:span text:style-name="T4">.remove(</text:span><text:span text:style-name="T10">0</text:span><text:span text:style-name="T4">);</text:span></text:p>
      <text:p text:style-name="P2"><text:s text:c="20"/><text:span text:style-name="T6">arrayList</text:span><text:span text:style-name="T4">.remove(</text:span><text:span text:style-name="T10">0</text:span><text:span text:style-name="T4">);</text:span></text:p>
      <text:p text:style-name="P2"><text:s text:c="20"/><text:span text:style-name="T6">arrayList</text:span><text:span text:style-name="T4">.add(</text:span><text:span text:style-name="T10">0</text:span><text:span text:style-name="T4">, Double.</text:span><text:span text:style-name="T5">toString</text:span><text:span text:style-name="T4">(</text:span><text:span text:style-name="T6">calc</text:span><text:span text:style-name="T4">));</text:span></text:p>
      <text:p text:style-name="P2"><text:s text:c="20"/><text:span text:style-name="T4">c=</text:span><text:span text:style-name="T6">arrayList</text:span><text:span text:style-name="T4">.size();</text:span></text:p>
      <text:p text:style-name="P2"><text:s text:c="16"/><text:span text:style-name="T4">}</text:span></text:p>
      <text:p text:style-name="P2"><text:s text:c="12"/><text:span text:style-name="T4">}</text:span></text:p>
      <text:p text:style-name="P2"><text:s text:c="12"/><text:span text:style-name="T3">else</text:span></text:p>
      <text:p text:style-name="P2"><text:span text:style-name="T1"><text:s text:c="12"/></text:span><text:span text:style-name="T4">{</text:span></text:p>
      <text:p text:style-name="P2"><text:s text:c="16"/><text:span text:style-name="T3">if </text:span><text:span text:style-name="T4">(</text:span><text:span text:style-name="T6">arrayList</text:span><text:span text:style-name="T4">.get(</text:span><text:span text:style-name="T10">1</text:span><text:span text:style-name="T4">).contains(</text:span><text:span text:style-name="T11">"+"</text:span><text:span text:style-name="T4">)){</text:span><text:span text:style-name="T6">calc</text:span><text:span text:style-name="T4">= Double.</text:span><text:span text:style-name="T5">parseDouble</text:span><text:span text:style-name="T4">(</text:span><text:span text:style-name="T6">arrayList</text:span><text:span text:style-name="T4">.get(</text:span><text:span text:style-name="T10">0</text:span><text:span text:style-name="T4">)) +Double.</text:span><text:span text:style-name="T5">parseDouble</text:span><text:span text:style-name="T4">(</text:span><text:span text:style-name="T6">arrayList</text:span><text:span text:style-name="T4">.get(</text:span><text:span text:style-name="T10">2</text:span><text:span text:style-name="T4">));}</text:span></text:p>
      <text:p text:style-name="P2"><text:s text:c="16"/><text:span text:style-name="T3">if </text:span><text:span text:style-name="T4">(</text:span><text:span text:style-name="T6">arrayList</text:span><text:span text:style-name="T4">.get(</text:span><text:span text:style-name="T10">1</text:span><text:span text:style-name="T4">).contains(</text:span><text:span text:style-name="T11">"-"</text:span><text:span text:style-name="T4">)){</text:span><text:span text:style-name="T6">calc</text:span><text:span text:style-name="T4">= Double.</text:span><text:span text:style-name="T5">parseDouble</text:span><text:span text:style-name="T4">(</text:span><text:span text:style-name="T6">arrayList</text:span><text:span text:style-name="T4">.get(</text:span><text:span text:style-name="T10">0</text:span><text:span text:style-name="T4">)) - Double.</text:span><text:span text:style-name="T5">parseDouble</text:span><text:span text:style-name="T4">(</text:span><text:span text:style-name="T6">arrayList</text:span><text:span text:style-name="T4">.get(</text:span><text:span text:style-name="T10">2</text:span><text:span text:style-name="T4">));}</text:span></text:p>
      <text:p text:style-name="P2"><text:s text:c="16"/><text:span text:style-name="T3">if </text:span><text:span text:style-name="T4">(</text:span><text:span text:style-name="T6">arrayList</text:span><text:span text:style-name="T4">.get(</text:span><text:span text:style-name="T10">1</text:span><text:span text:style-name="T4">).contains(</text:span><text:span text:style-name="T11">"*"</text:span><text:span text:style-name="T4">)){</text:span><text:span text:style-name="T6">calc</text:span><text:span text:style-name="T4">= Double.</text:span><text:span text:style-name="T5">parseDouble</text:span><text:span text:style-name="T4">(</text:span><text:span text:style-name="T6">arrayList</text:span><text:span text:style-name="T4">.get(</text:span><text:span text:style-name="T10">0</text:span><text:span text:style-name="T4">)) * Double.</text:span><text:span text:style-name="T5">parseDouble</text:span><text:span text:style-name="T4">(</text:span><text:span text:style-name="T6">arrayList</text:span><text:span text:style-name="T4">.get(</text:span><text:span text:style-name="T10">2</text:span><text:span text:style-name="T4">));}</text:span></text:p>
      <text:p text:style-name="P2"><text:s text:c="16"/><text:span text:style-name="T3">if </text:span><text:span text:style-name="T4">(</text:span><text:span text:style-name="T6">arrayList</text:span><text:span text:style-name="T4">.get(</text:span><text:span text:style-name="T10">1</text:span><text:span text:style-name="T4">).contains(</text:span><text:span text:style-name="T11">"/"</text:span><text:span text:style-name="T4">)){</text:span><text:span text:style-name="T6">calc</text:span><text:span text:style-name="T4">= Double.</text:span><text:span text:style-name="T5">parseDouble</text:span><text:span text:style-name="T4">(</text:span><text:span text:style-name="T6">arrayList</text:span><text:span text:style-name="T4">.get(</text:span><text:span text:style-name="T10">0</text:span><text:span text:style-name="T4">)) / Double.</text:span><text:span text:style-name="T5">parseDouble</text:span><text:span text:style-name="T4">(</text:span><text:span text:style-name="T6">arrayList</text:span><text:span text:style-name="T4">.get(</text:span><text:span text:style-name="T10">2</text:span><text:span text:style-name="T4">));}</text:span></text:p>
      <text:p text:style-name="P2"><text:s text:c="16"/><text:span text:style-name="T6">arrayList</text:span><text:span text:style-name="T4">.remove(</text:span><text:span text:style-name="T10">0</text:span><text:span text:style-name="T4">);</text:span></text:p>
      <text:p text:style-name="P2"><text:s text:c="16"/><text:span text:style-name="T6">arrayList</text:span><text:span text:style-name="T4">.remove(</text:span><text:span text:style-name="T10">0</text:span><text:span text:style-name="T4">);</text:span></text:p>
      <text:p text:style-name="P2"><text:s text:c="16"/><text:span text:style-name="T6">arrayList</text:span><text:span text:style-name="T4">.remove(</text:span><text:span text:style-name="T10">0</text:span><text:span text:style-name="T4">);</text:span></text:p>
      <text:p text:style-name="P2"><text:s text:c="16"/><text:span text:style-name="T6">arrayList</text:span><text:span text:style-name="T4">.add(</text:span><text:span text:style-name="T10">0</text:span><text:span text:style-name="T4">, Double.</text:span><text:span text:style-name="T5">toString</text:span><text:span text:style-name="T4">(</text:span><text:span text:style-name="T6">calc</text:span><text:span text:style-name="T4">));</text:span></text:p>
      <text:p text:style-name="P2"><text:s text:c="16"/><text:span text:style-name="T4">c=</text:span><text:span text:style-name="T6">arrayList</text:span><text:span text:style-name="T4">.size();</text:span></text:p>
      <text:p text:style-name="P2"><text:s text:c="12"/><text:span text:style-name="T4">}</text:span></text:p>
      <text:p text:style-name="P2"><text:s text:c="8"/><text:span text:style-name="T4">}</text:span></text:p>
      <text:p text:style-name="P2"><text:s text:c="8"/><text:span text:style-name="T3">if</text:span><text:span text:style-name="T4">(</text:span><text:span text:style-name="T6">arrayList</text:span><text:span text:style-name="T4">.size()==</text:span><text:span text:style-name="T10">1</text:span><text:span text:style-name="T4">)</text:span></text:p>
      <text:p text:style-name="P2"><text:s text:c="8"/><text:span text:style-name="T4">{</text:span></text:p>
      <text:p text:style-name="P2"><text:s text:c="12"/><text:span text:style-name="T6">calc</text:span><text:span text:style-name="T4">= Double.</text:span><text:span text:style-name="T5">parseDouble</text:span><text:span text:style-name="T4">(</text:span><text:span text:style-name="T6">arrayList</text:span><text:span text:style-name="T4">.get(</text:span><text:span text:style-name="T10">0</text:span><text:span text:style-name="T4">));</text:span></text:p>
      <text:p text:style-name="P2"><text:s text:c="8"/><text:span text:style-name="T4">}</text:span></text:p>
      <text:p text:style-name="P2"><text:s text:c="8"/><text:span text:style-name="T6">textView</text:span><text:span text:style-name="T4">.setText(</text:span><text:span text:style-name="T11">""</text:span><text:span text:style-name="T4">+</text:span><text:span text:style-name="T6">calc</text:span><text:span text:style-name="T4">);</text:span></text:p>
      <text:p text:style-name="P2"><text:s text:c="4"/><text:span text:style-name="T4">}</text:span></text:p>
      <text:p text:style-name="P2"><text:s text:c="4"/><text:span text:style-name="T3">public void </text:span><text:span text:style-name="T4">sinFunct(View v)</text:span></text:p>
      <text:p text:style-name="P2"><text:s text:c="4"/><text:span text:style-name="T4">{</text:span></text:p>
      <text:p text:style-name="P2"><text:s text:c="8"/><text:span text:style-name="T6">textView</text:span><text:span text:style-name="T4">.setText(</text:span><text:span text:style-name="T11">"" </text:span><text:span text:style-name="T4">+ Math.</text:span><text:span text:style-name="T5">sin</text:span><text:span text:style-name="T4">(</text:span><text:span text:style-name="T6">calc</text:span><text:span text:style-name="T4">));</text:span></text:p>
      <text:p text:style-name="P2"><text:s text:c="4"/><text:span text:style-name="T4">}</text:span></text:p>
      <text:p text:style-name="P2"><text:s text:c="4"/><text:span text:style-name="T3">public void </text:span><text:span text:style-name="T4">cosecfn(View v)</text:span></text:p>
      <text:p text:style-name="P2"><text:s text:c="4"/><text:span text:style-name="T4">{</text:span></text:p>
      <text:p text:style-name="P2"><text:s text:c="8"/><text:span text:style-name="T6">textView</text:span><text:span text:style-name="T4">.setText(</text:span><text:span text:style-name="T11">"" </text:span><text:span text:style-name="T4">+ </text:span><text:span text:style-name="T10">1</text:span><text:span text:style-name="T4">/(Math.</text:span><text:span text:style-name="T5">sin</text:span><text:span text:style-name="T4">(</text:span><text:span text:style-name="T6">calc</text:span><text:span text:style-name="T4">)));</text:span></text:p>
      <text:p text:style-name="P2"><text:s text:c="4"/><text:span text:style-name="T4">}</text:span></text:p>
      <text:p text:style-name="P2"><text:s text:c="4"/><text:span text:style-name="T3">public void </text:span><text:span text:style-name="T4">secfn(View v)</text:span></text:p>
      <text:p text:style-name="P2"><text:s text:c="4"/><text:span text:style-name="T4">{</text:span></text:p>
      <text:p text:style-name="P2"><text:s text:c="8"/><text:span text:style-name="T6">textView</text:span><text:span text:style-name="T4">.setText(</text:span><text:span text:style-name="T11">"" </text:span><text:span text:style-name="T4">+ </text:span><text:span text:style-name="T10">1</text:span><text:span text:style-name="T4">/(Math.</text:span><text:span text:style-name="T5">cos</text:span><text:span text:style-name="T4">(</text:span><text:span text:style-name="T6">calc</text:span><text:span text:style-name="T4">)));</text:span></text:p>
      <text:p text:style-name="P2"><text:s text:c="4"/><text:span text:style-name="T4">}</text:span></text:p>
      <text:p text:style-name="P2"><text:s text:c="4"/><text:span text:style-name="T3">public void </text:span><text:span text:style-name="T4">cosfn(View v)</text:span></text:p>
      <text:p text:style-name="P2"><text:s text:c="4"/><text:span text:style-name="T4">{</text:span></text:p>
      <text:p text:style-name="P2"><text:s text:c="8"/><text:span text:style-name="T6">textView</text:span><text:span text:style-name="T4">.setText(</text:span><text:span text:style-name="T11">"" </text:span><text:span text:style-name="T4">+ Math.</text:span><text:span text:style-name="T5">cos</text:span><text:span text:style-name="T4">(</text:span><text:span text:style-name="T6">calc</text:span><text:span text:style-name="T4">));</text:span></text:p>
      <text:p text:style-name="P2"><text:s text:c="4"/><text:span text:style-name="T4">}</text:span></text:p>
      <text:p text:style-name="P2"><text:s text:c="4"/><text:span text:style-name="T3">public void </text:span><text:span text:style-name="T4">sqrtfn(View v)</text:span></text:p>
      <text:p text:style-name="P2"><text:s text:c="4"/><text:span text:style-name="T4">{</text:span></text:p>
      <text:p text:style-name="P2"><text:soft-page-break/><text:s text:c="8"/><text:span text:style-name="T3">try </text:span><text:span text:style-name="T4">{</text:span></text:p>
      <text:p text:style-name="P2"><text:s text:c="12"/><text:span text:style-name="T4">FileReader r = </text:span><text:span text:style-name="T3">new </text:span><text:span text:style-name="T4">FileReader(</text:span><text:span text:style-name="T11">"result.txt"</text:span><text:span text:style-name="T4">);</text:span></text:p>
      <text:p text:style-name="P2"><text:s text:c="12"/><text:span text:style-name="T4">String res = ((String) r.read());</text:span></text:p>
      <text:p text:style-name="P2"><text:s text:c="12"/><text:span text:style-name="T6">textView</text:span><text:span text:style-name="T4">.setText(res);</text:span></text:p>
      <text:p text:style-name="P2"><text:s text:c="12"/><text:span text:style-name="T4">FileWriter f = </text:span><text:span text:style-name="T3">new </text:span><text:span text:style-name="T4">FileWriter(</text:span><text:span text:style-name="T11">"result.txt"</text:span><text:span text:style-name="T4">);</text:span></text:p>
      <text:p text:style-name="P2"><text:s text:c="12"/><text:span text:style-name="T4">f.write(</text:span><text:span text:style-name="T11">""</text:span><text:span text:style-name="T4">);</text:span></text:p>
      <text:p text:style-name="P2"><text:s text:c="12"/><text:span text:style-name="T6">textView</text:span><text:span text:style-name="T4">.setText(</text:span><text:span text:style-name="T11">""</text:span><text:span text:style-name="T4">);</text:span></text:p>
      <text:p text:style-name="P2"><text:s text:c="8"/><text:span text:style-name="T4">}</text:span></text:p>
      <text:p text:style-name="P2"><text:s text:c="8"/><text:span text:style-name="T3">catch</text:span><text:span text:style-name="T4">(Exception e)</text:span></text:p>
      <text:p text:style-name="P2"><text:s text:c="8"/><text:span text:style-name="T4">{</text:span></text:p>
      <text:p text:style-name="P2"><text:s text:c="12"/><text:span text:style-name="T4">e.printStackTrace();</text:span></text:p>
      <text:p text:style-name="P2"><text:s text:c="8"/><text:span text:style-name="T4">}</text:span></text:p>
      <text:p text:style-name="P2"><text:s text:c="4"/><text:span text:style-name="T4">}</text:span></text:p>
      <text:p text:style-name="P2"><text:s text:c="4"/><text:span text:style-name="T3">public void </text:span><text:span text:style-name="T4">storeres(View v)</text:span></text:p>
      <text:p text:style-name="P2"><text:s text:c="4"/><text:span text:style-name="T4">{</text:span></text:p>
      <text:p text:style-name="P2"><text:s text:c="8"/><text:span text:style-name="T3">try </text:span><text:span text:style-name="T4">{</text:span></text:p>
      <text:p text:style-name="P2"><text:s text:c="12"/><text:span text:style-name="T4">FileWriter f = </text:span><text:span text:style-name="T3">new </text:span><text:span text:style-name="T4">FileWriter(</text:span><text:span text:style-name="T11">"result.txt"</text:span><text:span text:style-name="T4">);</text:span></text:p>
      <text:p text:style-name="P2"><text:s text:c="12"/><text:span text:style-name="T4">f.write(</text:span><text:span text:style-name="T11">"" </text:span><text:span text:style-name="T4">+ </text:span><text:span text:style-name="T6">calc</text:span><text:span text:style-name="T4">);</text:span></text:p>
      <text:p text:style-name="P2"><text:s text:c="12"/><text:span text:style-name="T6">textView</text:span><text:span text:style-name="T4">.setText(</text:span><text:span text:style-name="T11">""</text:span><text:span text:style-name="T4">);</text:span></text:p>
      <text:p text:style-name="P2"><text:s text:c="12"/><text:span text:style-name="T13">//f.close();</text:span></text:p>
      <text:p text:style-name="P2"><text:span text:style-name="T12"><text:s text:c="8"/></text:span><text:span text:style-name="T4">}</text:span></text:p>
      <text:p text:style-name="P2"><text:s text:c="8"/><text:span text:style-name="T3">catch</text:span><text:span text:style-name="T4">(Exception e)</text:span></text:p>
      <text:p text:style-name="P2"><text:s text:c="8"/><text:span text:style-name="T4">{</text:span></text:p>
      <text:p text:style-name="P2"><text:s text:c="8"/><text:span text:style-name="T4">}</text:span></text:p>
      <text:p text:style-name="P1"><text:s text:c="4"/><text:span text:style-name="T4"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4:24:44.866667171</meta:creation-date>
    <dc:date>2016-03-16T14:38:52.153648659</dc:date>
    <meta:editing-duration>PT14M9S</meta:editing-duration>
    <meta:editing-cycles>1</meta:editing-cycles>
    <meta:document-statistic meta:table-count="0" meta:image-count="0" meta:object-count="0" meta:page-count="3" meta:paragraph-count="141" meta:word-count="317" meta:character-count="5293" meta:non-whitespace-character-count="3673"/>
    <meta:generator>LibreOffice/5.0.5.2$Linux_X86_64 LibreOffice_project/00m0$Build-2</meta:generator>
  </office:meta>
</office:document-meta>
</file>